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u</mi>
            </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o fence="true" form="prefix" stretchy="false">(</mo>
                      <mrow>
                        <mrow>
                          <mi>m</mi>
                          <msub>
                            <mi>'</mi>
                            <mi>t</mi>
                          </msub>
                          <mi>t</mi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sub>
                            <mi>m</mi>
                            <mi>s</mi>
                          </msub>
                          <mo stretchy="false">+</mo>
                          <msub>
                            <mi>m</mi>
                            <mi>p</mi>
                          </msub>
                        </mrow>
                      </mrow>
                      <mo fence="true" form="postfix" stretchy="false">)</mo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h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i mathvariant="italic">vt</mi>
                <mo stretchy="false">+</mo>
                <mi>v</mi>
              </mrow>
            </mrow>
            <mi>'</mi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row>
              <msub>
                <mi>m</mi>
                <mi>s</mi>
              </msub>
              <mo stretchy="false">=</mo>
              <msub>
                <mi>m</mi>
                <mn>0</mn>
              </msub>
            </mrow>
            <mi>λ</mi>
          </mrow>
        </mtd>
      </mtr>
      <mtr>
        <mtd>
          <mrow/>
        </mtd>
      </mtr>
      <mtr>
        <mtd>
          <mrow>
            <msub>
              <mi>m</mi>
              <mi>t</mi>
            </msub>
            <mo stretchy="false">=</mo>
            <mrow>
              <msub>
                <mi>m</mi>
                <mn>0</mn>
              </msub>
              <mo stretchy="false">−</mo>
              <msub>
                <mi>m</mi>
                <mi>s</mi>
              </msub>
              <mo stretchy="false">−</mo>
              <msub>
                <mi>m</mi>
                <mi>p</mi>
              </msub>
            </mrow>
          </mrow>
        </mtd>
      </mtr>
      <mtr>
        <mtd>
          <mrow/>
        </mtd>
      </mtr>
      <mtr>
        <mtd>
          <mrow>
            <mrow>
              <mi>v</mi>
              <mo stretchy="false">=</mo>
              <mi>V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i>h</mi>
              <mo stretchy="false">=</mo>
              <mi>H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</mtable>
    <annotation encoding="StarMath 5.0">stack{ 
v(t) = u ln( 1+(m'_t t) over(m_s+m_p) ) #
#
#
h(t) = vt+v't^2 over 2 #
#
#m_s = m_0 λ #
#
#
m_t = m_0 - m_s - m_p #
#
# v = V(t) # 
h = H(t) 

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6:14.879000000</meta:creation-date>
    <dc:date>2021-10-12T20:58:56.704000000</dc:date>
    <meta:editing-duration>PT5H33M42S</meta:editing-duration>
    <meta:editing-cycles>17</meta:editing-cycles>
    <meta:generator>LibreOffice/7.2.0.4$Windows_X86_64 LibreOffice_project/9a9c6381e3f7a62afc1329bd359cc48accb6435b</meta:generator>
  </office:meta>
</office:document-meta>
</file>